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text-properties officeooo:rsid="000d8f30" officeooo:paragraph-rsid="000d8f30"/>
    </style:style>
    <style:style style:name="P5" style:family="paragraph" style:parent-style-name="Text_20_body" style:list-style-name="L2">
      <style:text-properties officeooo:rsid="001d3664" officeooo:paragraph-rsid="001d3664"/>
    </style:style>
    <style:style style:name="P6" style:family="paragraph" style:parent-style-name="Text_20_body" style:list-style-name="L2">
      <style:text-properties officeooo:rsid="002ccc3f" officeooo:paragraph-rsid="005b3518"/>
    </style:style>
    <style:style style:name="P7" style:family="paragraph" style:parent-style-name="Text_20_body" style:list-style-name="L3">
      <style:text-properties officeooo:rsid="00338b37" officeooo:paragraph-rsid="00338b37"/>
    </style:style>
    <style:style style:name="T1" style:family="text">
      <style:text-properties officeooo:rsid="0006d584"/>
    </style:style>
    <style:style style:name="T2" style:family="text">
      <style:text-properties officeooo:rsid="000801e9"/>
    </style:style>
    <style:style style:name="T3" style:family="text">
      <style:text-properties officeooo:rsid="0011428d"/>
    </style:style>
    <style:style style:name="T4" style:family="text">
      <style:text-properties officeooo:rsid="00133a64"/>
    </style:style>
    <style:style style:name="T5" style:family="text">
      <style:text-properties officeooo:rsid="002034b3"/>
    </style:style>
    <style:style style:name="T6" style:family="text">
      <style:text-properties officeooo:rsid="00208d7a"/>
    </style:style>
    <style:style style:name="T7" style:family="text">
      <style:text-properties officeooo:rsid="00224bcc"/>
    </style:style>
    <style:style style:name="T8" style:family="text">
      <style:text-properties officeooo:rsid="0023d611"/>
    </style:style>
    <style:style style:name="T9" style:family="text">
      <style:text-properties style:text-position="super 58%"/>
    </style:style>
    <style:style style:name="T10" style:family="text">
      <style:text-properties style:text-position="super 58%" officeooo:rsid="002eb46e"/>
    </style:style>
    <style:style style:name="T11" style:family="text">
      <style:text-properties officeooo:rsid="002eb46e"/>
    </style:style>
    <style:style style:name="T12" style:family="text">
      <style:text-properties officeooo:rsid="00304839"/>
    </style:style>
    <style:style style:name="T13" style:family="text">
      <style:text-properties officeooo:rsid="00341dd6"/>
    </style:style>
    <style:style style:name="T14" style:family="text">
      <style:text-properties officeooo:rsid="003859a0"/>
    </style:style>
    <style:style style:name="T15" style:family="text">
      <style:text-properties officeooo:rsid="0039262c"/>
    </style:style>
    <style:style style:name="T16" style:family="text">
      <style:text-properties officeooo:rsid="003a612e"/>
    </style:style>
    <style:style style:name="T17" style:family="text">
      <style:text-properties officeooo:rsid="003c647d"/>
    </style:style>
    <style:style style:name="T18" style:family="text">
      <style:text-properties officeooo:rsid="004465a9"/>
    </style:style>
    <style:style style:name="T19" style:family="text">
      <style:text-properties officeooo:rsid="00459172"/>
    </style:style>
    <style:style style:name="T20" style:family="text">
      <style:text-properties officeooo:rsid="004d982f"/>
    </style:style>
    <style:style style:name="T21" style:family="text">
      <style:text-properties officeooo:rsid="004ef4e2"/>
    </style:style>
    <style:style style:name="T22" style:family="text">
      <style:text-properties officeooo:rsid="0050ca8b"/>
    </style:style>
    <style:style style:name="T23" style:family="text">
      <style:text-properties officeooo:rsid="0056299a"/>
    </style:style>
    <style:style style:name="T24" style:family="text">
      <style:text-properties officeooo:rsid="005adf0c"/>
    </style:style>
    <style:style style:name="T25" style:family="text">
      <style:text-properties officeooo:rsid="005d048e"/>
    </style:style>
    <style:style style:name="T26" style:family="text">
      <style:text-properties officeooo:rsid="0062e1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0:17-34</text:h>
      <text:h text:style-name="Heading_20_2" text:outline-level="2">Jesus Speaks a Third Time about His Death <text:span text:style-name="T1">(17-19)</text:span></text:h>
      <text:list xml:id="list2996779618" text:style-name="L1">
        <text:list-item>
          <text:p text:style-name="P1">As Jesus was going up to Jerusalem, he took the twelve disciples aside and spoke to them privately, as they walked along. <text:bookmark text:name="en-GNT-26857"/>“Listen,” he told them, “we are going up to Jerusalem, where the Son of Man will be handed over to the chief priests and the teachers of the Law. They will condemn him to death <text:bookmark text:name="en-GNT-26858"/>and then hand him over to the Gentiles, who will make fun of him, whip him, and crucify him; but three days later he will be raised to life.”</text:p>
        </text:list-item>
        <text:list-item>
          <text:p text:style-name="P4">Jesus’ persecution, death and ressurection happened just as he had said. Our Lord is alive and well, we serve a living Christ and God. <text:span text:style-name="T3">He died for our sins so that we are saved and receive Gods’ grace if we believe in </text:span><text:span text:style-name="T17">him</text:span><text:span text:style-name="T3"> </text:span><text:span text:style-name="T4">(John3:16).</text:span></text:p>
        </text:list-item>
      </text:list>
      <text:h text:style-name="Heading_20_2" text:outline-level="2"><text:bookmark text:name="en-GNT-26859"/>A Mother's Request <text:span text:style-name="T2">(20-28)</text:span></text:h>
      <text:list xml:id="list3075337749" text:style-name="L2">
        <text:list-item>
          <text:p text:style-name="P2">Then the wife of Zebedee came to Jesus with her two sons, bowed before him, and asked him for a favor.<text:bookmark text:name="en-GNT-26860"/> “What do you want?” Jesus asked her. She answered, “Promise me that these two sons of mine will sit at your right and your left when you are King.”<text:bookmark text:name="en-GNT-26861"/> “You don't know what you are asking for,” Jesus answered the sons. “Can you drink the cup of suffering that I am about to drink?” “We can,” they answered.<text:bookmark text:name="en-GNT-26862"/> “You will indeed drink from my cup,” Jesus told them, “but I do not have the right to choose who will sit at my right and my left. These places belong to those for whom my Father has prepared them.”<text:bookmark text:name="en-GNT-26863"/> When the other ten disciples heard about this, they became angry with the two brothers. <text:bookmark text:name="en-GNT-26864"/>So Jesus called them all together and said, “You know that the rulers of the heathen have power over them, and the leaders have complete authority. <text:bookmark text:name="en-GNT-26865"/>This, however, is not the way it shall be among you. If one of you wants to be great, you must be the servant of the rest; <text:s/>and if one of you wants to be first, you must be the slave of the others— <text:bookmark text:name="en-GNT-26867"/>like the Son of Man, who did not come to be served, but to serve and to give his life to redeem many people.”</text:p>
        </text:list-item>
        <text:list-item>
          <text:p text:style-name="P5">The sons of Zebedee were disciples, their mother was trying to secure a place for them when Jesus becomes king. Maybe the mother thought Jesus was going to be king here on earth. <text:span text:style-name="T5">As the sons of Zebedee were already disciples, they were going to face the same fate as Jesus </text:span><text:span text:style-name="T6">but sitting on the right side of Jesus was not guaranteed, God puts people there. </text:span><text:span text:style-name="T7">Are we also willing to face the same fate as Jesus did, this will be guarantee that we’ll enter the kingdom of heaven. </text:span><text:span text:style-name="T8">Following Jesus means we’ll abandon </text:span><text:span text:style-name="T18">or be abandoned</text:span><text:span text:style-name="T8"> some ways, some people, and other precious things dear to us; </text:span><text:span text:style-name="T19">it is suffering of a kind. We might also be persecuted by other people for our faith. </text:span><text:span text:style-name="T8">Are we willing to suffer like that for Christs sake?</text:span></text:p>
        </text:list-item>
        <text:list-item>
          <text:p text:style-name="P6">The heathens and leader<text:span text:style-name="T20">s</text:span> have power over the people but in the kingdom of God to be great we’ve to serve others, for us to be first we’ve to be <text:span text:style-name="T23">a</text:span> slave to others. <text:span text:style-name="T11">Jesus was examplary to this principle, he became great and 1</text:span><text:span text:style-name="T10">st</text:span><text:span text:style-name="T11"> by serving and giving his life to redeem many people. </text:span><text:span text:style-name="T24">Let’s learn to be humble and serve others, this is what the kingdom asks of us.</text:span><text:span text:style-name="T11"> </text:span><text:span text:style-name="T12">This principle also works in our </text:span><text:span text:style-name="T25">material world</text:span><text:span text:style-name="T12">, those who are wealthy are servants of many people, they provide people </text:span><text:span text:style-name="T26">with </text:span><text:span text:style-name="T12">solutions and people pay them for that, hence, they become very wealthy.</text:span></text:p>
        </text:list-item>
      </text:list>
      <text:h text:style-name="Heading_20_3" text:outline-level="3"><text:soft-page-break/>Jesus Heals Two Blind Men</text:h>
      <text:list xml:id="list2451047470" text:style-name="L3">
        <text:list-item>
          <text:p text:style-name="P3">As Jesus and his disciples were leaving Jericho, a large crowd was following. <text:bookmark text:name="en-GNT-26869"/>Two blind men who were sitting by the road heard that Jesus was passing by, so they began to shout, “Son of David! Have mercy on us, sir!”<text:bookmark text:name="en-GNT-26870"/> The crowd scolded them and told them to be quiet. But they shouted even more loudly, “Son of David! Have mercy on us, sir!”<text:bookmark text:name="en-GNT-26871"/> Jesus stopped and called them. “What do you want me to do for you?” he asked them.<text:bookmark text:name="en-GNT-26872"/> “Sir,” they answered, “we want you to give us our sight!”<text:bookmark text:name="en-GNT-26873"/> Jesus had pity on them and touched their eyes; at once they were able to see, and they followed him.</text:p>
        </text:list-item>
        <text:list-item>
          <text:p text:style-name="P7">These men knew what they needed (sight) and also whom to ask (Jesus Christ), they were not discouraged by <text:span text:style-name="T13">peoples scolding and frowning. </text:span><text:span text:style-name="T14">Jesus had pity on them and healed them. Let’s call out to the Lord with pure detemination, </text:span><text:span text:style-name="T16">faith, </text:span><text:span text:style-name="T14">knowing what we need and not being discouraged by others; the Lord we’ll hear us and provide for our need</text:span><text:span text:style-name="T15">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2T04:02:50.955590749</meta:creation-date>
    <dc:date>2022-01-12T04:43:22.781665584</dc:date>
    <meta:editing-duration>PT40M11S</meta:editing-duration>
    <meta:editing-cycles>40</meta:editing-cycles>
    <meta:generator>LibreOffice/6.4.7.2$Linux_X86_64 LibreOffice_project/40$Build-2</meta:generator>
    <meta:document-statistic meta:table-count="0" meta:image-count="0" meta:object-count="0" meta:page-count="2" meta:paragraph-count="11" meta:word-count="798" meta:character-count="4151" meta:non-whitespace-character-count="3370"/>
  </office:meta>
</office:document-meta>
</file>